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2mm"/>
    </style:style>
    <style:style style:name="co2" style:family="table-column">
      <style:table-column-properties fo:break-before="auto" style:column-width="85.07mm"/>
    </style:style>
    <style:style style:name="co3" style:family="table-column">
      <style:table-column-properties fo:break-before="auto" style:column-width="22.42mm"/>
    </style:style>
    <style:style style:name="co4" style:family="table-column">
      <style:table-column-properties fo:break-before="auto" style:column-width="16.02mm"/>
    </style:style>
    <style:style style:name="ro1" style:family="table-row">
      <style:table-row-properties style:row-height="14.82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ta1" style:family="table" style:master-page-name="PageStyle_5f_Balance_20_Sheet">
      <style:table-properties table:display="true" style:writing-mode="lr-tb" tableooo:tab-color="#246a7a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Excel_20_Built-in_20_Title" style:data-style-name="N0">
      <style:table-cell-properties fo:border-bottom="1.76pt double-thin #262626" style:border-line-width-bottom="0.18mm 0.26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4.18mm" style:writing-mode="page"/>
      <style:text-properties fo:color="#26262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6" style:family="table-cell" style:parent-style-name="Totals">
      <style:table-cell-properties fo:border-bottom="1.76pt solid #74c4d6" style:diagonal-bl-tr="none" style:diagonal-tl-br="none" style:text-align-source="fix" style:repeat-content="false" fo:wrap-option="no-wrap" fo:border-left="none" style:direction="ltr" fo:border-right="0.74pt dotted #a6a6a6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double-thin #262626" style:border-line-width-bottom="0.18mm 0.26mm 0.18m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8" style:family="table-cell" style:parent-style-name="Headings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10121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26262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12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26262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2" style:family="table-cell" style:parent-style-name="Totals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26262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Totals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26262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C$45]&gt;[.$C$24])" style:apply-style-name="ConditionalStyle_5f_9" style:base-cell-address="'Balance Sheet'.C45"/>
      <style:map style:condition="is-true-formula([.$C$45]&lt;[.$C$24])" style:apply-style-name="ConditionalStyle_5f_8" style:base-cell-address="'Balance Sheet'.C45"/>
      <style:map style:condition="is-true-formula([.$C$45]=[.$C$24])" style:apply-style-name="ConditionalStyle_5f_7" style:base-cell-address="'Balance Sheet'.C45"/>
    </style:style>
    <style:style style:name="ce14" style:family="table-cell" style:parent-style-name="Totals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26262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D$45]&lt;[.$D$24])" style:apply-style-name="ConditionalStyle_5f_6" style:base-cell-address="'Balance Sheet'.D45"/>
      <style:map style:condition="is-true-formula([.$D$45]&gt;[.$D$24])" style:apply-style-name="ConditionalStyle_5f_5" style:base-cell-address="'Balance Sheet'.D45"/>
      <style:map style:condition="is-true-formula([.$D$45]=[.$D$24])" style:apply-style-name="ConditionalStyle_5f_4" style:base-cell-address="'Balance Sheet'.D45"/>
    </style:style>
    <style:style style:name="T1" style:family="text">
      <style:text-properties fo:color="#262626" style:font-name="Calibri" fo:font-size="28pt" fo:font-weight="bold" style:text-underline-style="none" style:text-underline-color="font-color" style:text-line-through-type="none" fo:font-style="normal" style:text-outline="false" fo:text-shadow="none" style:text-position="0% 100%" style:font-size-asian="28pt" style:font-size-complex="2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[.C17]&lt;=0,0)" table:allow-empty-cell="true" table:base-cell-address="'Balance Sheet'.C17">
          <table:help-message table:display="true"/>
          <table:error-message table:message-type="stop" table:title="Balance Sheet" table:display="true">
            <text:p>Accumulated Depreciation must be a negative value, or zeo.</text:p>
          </table:error-message>
        </table:content-validation>
      </table:content-validations>
      <table:table table:name="Balance 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020" table:default-cell-style-name="ce1"/>
        <table:table-row table:style-name="ro1">
          <table:table-cell/>
          <table:table-cell table:style-name="ce2" office:value-type="string" calcext:value-type="string">
            <text:p>Balance <text:span text:style-name="T1">Sheet</text:span>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table:number-columns-repeated="1024"/>
        </table:table-row>
        <table:table-header-rows>
          <table:table-row table:style-name="ro2">
            <table:table-cell table:number-columns-repeated="2"/>
            <table:table-cell table:style-name="ce8" office:value-type="string" calcext:value-type="string">
              <text:p>FY-2010</text:p>
            </table:table-cell>
            <table:table-cell table:style-name="ce8" office:value-type="string" calcext:value-type="string">
              <text:p>FY-2011</text:p>
            </table:table-cell>
            <table:table-cell table:number-columns-repeated="1020"/>
          </table:table-row>
        </table:table-header-rows>
        <table:table-row table:style-name="ro2">
          <table:table-cell/>
          <table:table-cell table:style-name="ce3" office:value-type="string" calcext:value-type="string">
            <text:p>Current Assets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Cash</text:p>
          </table:table-cell>
          <table:table-cell table:style-name="ce9" office:value-type="float" office:value="600" calcext:value-type="float">
            <text:p>600 </text:p>
          </table:table-cell>
          <table:table-cell table:style-name="ce9" office:value-type="float" office:value="700" calcext:value-type="float">
            <text:p>700 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Investments</text:p>
          </table:table-cell>
          <table:table-cell table:style-name="ce9" office:value-type="float" office:value="100" calcext:value-type="float">
            <text:p>100 </text:p>
          </table:table-cell>
          <table:table-cell table:style-name="ce9" office:value-type="float" office:value="500" calcext:value-type="float">
            <text:p>500 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Inventories</text:p>
          </table:table-cell>
          <table:table-cell table:style-name="ce9" office:value-type="float" office:value="0" calcext:value-type="float">
            <text:p>0 </text:p>
          </table:table-cell>
          <table:table-cell table:style-name="ce9" office:value-type="float" office:value="1" calcext:value-type="float">
            <text:p>1 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Accounts receivable</text:p>
          </table:table-cell>
          <table:table-cell table:number-columns-repeated="2" table:style-name="ce9" office:value-type="float" office:value="10" calcext:value-type="float">
            <text:p>10 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Pre-paid expenses</text:p>
          </table:table-cell>
          <table:table-cell table:style-name="ce9" office:value-type="float" office:value="100" calcext:value-type="float">
            <text:p>100 </text:p>
          </table:table-cell>
          <table:table-cell table:style-name="ce9" office:value-type="float" office:value="0" calcext:value-type="float">
            <text:p>0 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Other</text:p>
          </table:table-cell>
          <table:table-cell table:style-name="ce9" table:number-columns-repeated="2"/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Total</text:p>
          </table:table-cell>
          <table:table-cell table:style-name="ce10" table:formula="of:=SUBTOTAL(109;[$'Balance Sheet'.$C$5:.$C$10])" office:value-type="float" office:value="810" calcext:value-type="float">
            <text:p>810 </text:p>
          </table:table-cell>
          <table:table-cell table:style-name="ce10" table:formula="of:=SUBTOTAL(109;[$'Balance Sheet'.$D$5:.$D$10])" office:value-type="float" office:value="1211" calcext:value-type="float">
            <text:p>1.211 </text:p>
          </table:table-cell>
          <table:table-cell table:number-columns-repeated="1020"/>
        </table:table-row>
        <table:table-row table:style-name="ro2">
          <table:table-cell/>
          <table:table-cell table:style-name="ce5" table:number-columns-spanned="3" table:number-rows-spanned="1"/>
          <table:covered-table-cell table:number-columns-repeated="2" table:style-name="ce11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ixed Assets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Property and equipment</text:p>
          </table:table-cell>
          <table:table-cell table:style-name="ce9" office:value-type="float" office:value="100000" calcext:value-type="float">
            <text:p>100.000 </text:p>
          </table:table-cell>
          <table:table-cell table:style-name="ce9" office:value-type="float" office:value="90000" calcext:value-type="float">
            <text:p>90.000 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Leasehold improvements</text:p>
          </table:table-cell>
          <table:table-cell table:number-columns-repeated="2" table:style-name="ce9" office:value-type="float" office:value="100" calcext:value-type="float">
            <text:p>100 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Equity and other investments</text:p>
          </table:table-cell>
          <table:table-cell table:number-columns-repeated="2" table:style-name="ce9" office:value-type="float" office:value="200" calcext:value-type="float">
            <text:p>200 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Less accumulated depreciation (Negative Value)</text:p>
          </table:table-cell>
          <table:table-cell table:style-name="ce9" table:content-validation-name="val1" office:value-type="float" office:value="-100" calcext:value-type="float">
            <text:p>100-</text:p>
          </table:table-cell>
          <table:table-cell table:style-name="ce9" table:content-validation-name="val1" office:value-type="float" office:value="-85" calcext:value-type="float">
            <text:p>85-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Total</text:p>
          </table:table-cell>
          <table:table-cell table:style-name="ce10" table:formula="of:=SUBTOTAL(109;[$'Balance Sheet'.$C$14:.$C$17])" office:value-type="float" office:value="100200" calcext:value-type="float">
            <text:p>100.200 </text:p>
          </table:table-cell>
          <table:table-cell table:style-name="ce10" table:formula="of:=SUBTOTAL(109;[$'Balance Sheet'.$D$14:.$D$17])" office:value-type="float" office:value="90215" calcext:value-type="float">
            <text:p>90.215 </text:p>
          </table:table-cell>
          <table:table-cell table:number-columns-repeated="1020"/>
        </table:table-row>
        <table:table-row table:style-name="ro2">
          <table:table-cell/>
          <table:table-cell table:style-name="ce5" table:number-columns-spanned="3" table:number-rows-spanned="1"/>
          <table:covered-table-cell table:number-columns-repeated="2" table:style-name="ce11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Other Assets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Charity</text:p>
          </table:table-cell>
          <table:table-cell table:style-name="ce9" office:value-type="float" office:value="200" calcext:value-type="float">
            <text:p>200 </text:p>
          </table:table-cell>
          <table:table-cell table:style-name="ce9" office:value-type="float" office:value="0" calcext:value-type="float">
            <text:p>0 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Total</text:p>
          </table:table-cell>
          <table:table-cell table:style-name="ce10" table:formula="of:=SUBTOTAL(109;[$'Balance Sheet'.$C$21])" office:value-type="float" office:value="200" calcext:value-type="float">
            <text:p>200 </text:p>
          </table:table-cell>
          <table:table-cell table:style-name="ce10" table:formula="of:=SUBTOTAL(109;[$'Balance Sheet'.$D$21])" office:value-type="float" office:value="0" calcext:value-type="float">
            <text:p>0 </text:p>
          </table:table-cell>
          <table:table-cell table:number-columns-repeated="1020"/>
        </table:table-row>
        <table:table-row table:style-name="ro2">
          <table:table-cell/>
          <table:table-cell table:style-name="ce5" table:number-columns-spanned="3" table:number-rows-spanned="1"/>
          <table:covered-table-cell table:number-columns-repeated="2" table:style-name="ce11"/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Total Assets</text:p>
          </table:table-cell>
          <table:table-cell table:style-name="ce12" table:formula="of:=SUM([$'Balance Sheet'.$C$5:.$C$10];[$'Balance Sheet'.$C$14:.$C$17];[$'Balance Sheet'.$C$21])" office:value-type="float" office:value="101210" calcext:value-type="float">
            <text:p>101.210 </text:p>
          </table:table-cell>
          <table:table-cell table:style-name="ce12" table:formula="of:=SUM([$'Balance Sheet'.$D$5:.$D$10];[$'Balance Sheet'.$D$14:.$D$17];[$'Balance Sheet'.$D$21])" office:value-type="float" office:value="91426" calcext:value-type="float">
            <text:p>91.426 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Current Liabilities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Accounts payable</text:p>
          </table:table-cell>
          <table:table-cell table:style-name="ce9" office:value-type="float" office:value="100" calcext:value-type="float">
            <text:p>100 </text:p>
          </table:table-cell>
          <table:table-cell table:style-name="ce9" office:value-type="float" office:value="350" calcext:value-type="float">
            <text:p>350 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Accrued wages</text:p>
          </table:table-cell>
          <table:table-cell table:style-name="ce9" office:value-type="float" office:value="2000" calcext:value-type="float">
            <text:p>2.000 </text:p>
          </table:table-cell>
          <table:table-cell table:style-name="ce9" office:value-type="float" office:value="100" calcext:value-type="float">
            <text:p>100 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Accrued compensation</text:p>
          </table:table-cell>
          <table:table-cell table:style-name="ce9" office:value-type="float" office:value="500" calcext:value-type="float">
            <text:p>500 </text:p>
          </table:table-cell>
          <table:table-cell table:style-name="ce9" office:value-type="float" office:value="100" calcext:value-type="float">
            <text:p>100 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Income taxes payable</text:p>
          </table:table-cell>
          <table:table-cell table:style-name="ce9" office:value-type="float" office:value="1000" calcext:value-type="float">
            <text:p>1.000 </text:p>
          </table:table-cell>
          <table:table-cell table:style-name="ce9" office:value-type="float" office:value="100" calcext:value-type="float">
            <text:p>100 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Unearned revenue</text:p>
          </table:table-cell>
          <table:table-cell table:style-name="ce9" office:value-type="float" office:value="1000" calcext:value-type="float">
            <text:p>1.000 </text:p>
          </table:table-cell>
          <table:table-cell table:style-name="ce9" office:value-type="float" office:value="10000" calcext:value-type="float">
            <text:p>10.000 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Other</text:p>
          </table:table-cell>
          <table:table-cell table:number-columns-repeated="2" table:style-name="ce9" office:value-type="float" office:value="100" calcext:value-type="float">
            <text:p>100 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Total</text:p>
          </table:table-cell>
          <table:table-cell table:style-name="ce10" table:formula="of:=SUBTOTAL(109;[$'Balance Sheet'.$C$27:.$C$32])" office:value-type="float" office:value="4700" calcext:value-type="float">
            <text:p>4.700 </text:p>
          </table:table-cell>
          <table:table-cell table:style-name="ce10" table:formula="of:=SUBTOTAL(109;[$'Balance Sheet'.$D$27:.$D$32])" office:value-type="float" office:value="10750" calcext:value-type="float">
            <text:p>10.750 </text:p>
          </table:table-cell>
          <table:table-cell table:number-columns-repeated="1020"/>
        </table:table-row>
        <table:table-row table:style-name="ro2">
          <table:table-cell/>
          <table:table-cell table:style-name="ce5" table:number-columns-spanned="3" table:number-rows-spanned="1"/>
          <table:covered-table-cell table:number-columns-repeated="2" table:style-name="ce11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Long-term Liabilities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Mortgage payable</text:p>
          </table:table-cell>
          <table:table-cell table:number-columns-repeated="2" table:style-name="ce9" office:value-type="float" office:value="100" calcext:value-type="float">
            <text:p>100 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Total</text:p>
          </table:table-cell>
          <table:table-cell table:style-name="ce10" table:formula="of:=SUBTOTAL(109;[$'Balance Sheet'.$C$36])" office:value-type="float" office:value="100" calcext:value-type="float">
            <text:p>100 </text:p>
          </table:table-cell>
          <table:table-cell table:style-name="ce10" table:formula="of:=SUBTOTAL(109;[$'Balance Sheet'.$D$36])" office:value-type="float" office:value="100" calcext:value-type="float">
            <text:p>100 </text:p>
          </table:table-cell>
          <table:table-cell table:number-columns-repeated="1020"/>
        </table:table-row>
        <table:table-row table:style-name="ro2">
          <table:table-cell/>
          <table:table-cell table:style-name="ce5" table:number-columns-spanned="3" table:number-rows-spanned="1"/>
          <table:covered-table-cell table:number-columns-repeated="2" table:style-name="ce11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Owner Equity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Investment capital</text:p>
          </table:table-cell>
          <table:table-cell table:style-name="ce9" office:value-type="float" office:value="100" calcext:value-type="float">
            <text:p>100 </text:p>
          </table:table-cell>
          <table:table-cell table:style-name="ce9" office:value-type="float" office:value="350" calcext:value-type="float">
            <text:p>350 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Accumulated retained earnings</text:p>
          </table:table-cell>
          <table:table-cell table:number-columns-repeated="2" table:style-name="ce9" office:value-type="float" office:value="0" calcext:value-type="float">
            <text:p>0 </text:p>
          </table:table-cell>
          <table:table-cell table:number-columns-repeated="1020"/>
        </table:table-row>
        <table:table-row table:style-name="ro2">
          <table:table-cell/>
          <table:table-cell table:style-name="ce4"/>
          <table:table-cell table:style-name="ce9" table:number-columns-repeated="2"/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Total</text:p>
          </table:table-cell>
          <table:table-cell table:style-name="ce10" table:formula="of:=SUBTOTAL(109;[$'Balance Sheet'.$C$40:.$C$42])" office:value-type="float" office:value="100" calcext:value-type="float">
            <text:p>100 </text:p>
          </table:table-cell>
          <table:table-cell table:style-name="ce10" table:formula="of:=SUBTOTAL(109;[$'Balance Sheet'.$D$40:.$D$42])" office:value-type="float" office:value="350" calcext:value-type="float">
            <text:p>350 </text:p>
          </table:table-cell>
          <table:table-cell table:number-columns-repeated="1020"/>
        </table:table-row>
        <table:table-row table:style-name="ro2">
          <table:table-cell/>
          <table:table-cell table:style-name="ce5" table:number-columns-spanned="3" table:number-rows-spanned="1"/>
          <table:covered-table-cell table:number-columns-repeated="2" table:style-name="ce11"/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Total Liabilities &amp; Stockholder Equity</text:p>
          </table:table-cell>
          <table:table-cell table:style-name="ce13" table:formula="of:=SUM([$'Balance Sheet'.$C$27:.$C$32];[$'Balance Sheet'.$C$36];[$'Balance Sheet'.$C$40:.$C$42])" office:value-type="float" office:value="4900" calcext:value-type="float">
            <text:p>4.900 </text:p>
          </table:table-cell>
          <table:table-cell table:style-name="ce14" table:formula="of:=SUM([$'Balance Sheet'.$D$27:.$D$32];[$'Balance Sheet'.$D$36];[$'Balance Sheet'.$D$40:.$D$42])" office:value-type="float" office:value="11200" calcext:value-type="float">
            <text:p>11.200 </text:p>
          </table:table-cell>
          <table:table-cell table:number-columns-repeated="1020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Titles" table:base-cell-address="$'Balance Sheet'.$A$1" table:cell-range-address="$'Balance Sheet'.$A$3:.$AMJ$3" table:range-usable-as="repeat-column repeat-row"/>
        </table:named-expressions>
        <calcext:conditional-formats>
          <calcext:conditional-format calcext:target-range-address="'Balance Sheet'.C45:'Balance Sheet'.C45">
            <calcext:condition calcext:apply-style-name="ConditionalStyle_9" calcext:value="formula-is([.$C$45]&gt;[.$C$24])" calcext:base-cell-address="'Balance Sheet'.C45"/>
            <calcext:condition calcext:apply-style-name="ConditionalStyle_8" calcext:value="formula-is([.$C$45]&lt;[.$C$24])" calcext:base-cell-address="'Balance Sheet'.C45"/>
            <calcext:condition calcext:apply-style-name="ConditionalStyle_7" calcext:value="formula-is([.$C$45]=[.$C$24])" calcext:base-cell-address="'Balance Sheet'.C45"/>
            <calcext:icon-set calcext:icon-set-type="3Flags" calcext:custom="true">
              <calcext:custom-iconset calcext:custom-iconset-name="3Flags" calcext:custom-iconset-index="0"/>
              <calcext:custom-iconset calcext:custom-iconset-name="3Flags" calcext:custom-iconset-index="2"/>
              <calcext:custom-iconset calcext:custom-iconset-name="3Flags" calcext:custom-iconset-index="0"/>
              <calcext:formatting-entry calcext:value="0" calcext:type="percent"/>
              <calcext:formatting-entry calcext:value="=[.$C$24]" calcext:type="formula"/>
              <calcext:formatting-entry calcext:value="=[.$C$24]" calcext:type="formula"/>
            </calcext:icon-set>
          </calcext:conditional-format>
          <calcext:conditional-format calcext:target-range-address="'Balance Sheet'.D45:'Balance Sheet'.D45">
            <calcext:condition calcext:apply-style-name="ConditionalStyle_6" calcext:value="formula-is([.$D$45]&lt;[.$D$24])" calcext:base-cell-address="'Balance Sheet'.D45"/>
            <calcext:condition calcext:apply-style-name="ConditionalStyle_5" calcext:value="formula-is([.$D$45]&gt;[.$D$24])" calcext:base-cell-address="'Balance Sheet'.D45"/>
            <calcext:condition calcext:apply-style-name="ConditionalStyle_4" calcext:value="formula-is([.$D$45]=[.$D$24])" calcext:base-cell-address="'Balance Sheet'.D45"/>
            <calcext:icon-set calcext:icon-set-type="3Flags" calcext:custom="true">
              <calcext:custom-iconset calcext:custom-iconset-name="3Flags" calcext:custom-iconset-index="0"/>
              <calcext:custom-iconset calcext:custom-iconset-name="3Flags" calcext:custom-iconset-index="2"/>
              <calcext:custom-iconset calcext:custom-iconset-name="3Flags" calcext:custom-iconset-index="0"/>
              <calcext:formatting-entry calcext:value="0" calcext:type="percent"/>
              <calcext:formatting-entry calcext:value="=[.$D$24]" calcext:type="formula"/>
              <calcext:formatting-entry calcext:value="=[.$D$24]" calcext:type="formula"/>
            </calcext:icon-set>
          </calcext:conditional-format>
        </calcext:conditional-formats>
      </table:table>
      <table:named-expressions/>
      <table:database-ranges>
        <table:database-range table:name="CurrentAssets" table:target-range-address="'Balance Sheet'.B5:'Balance Sheet'.D11" table:contains-header="false"/>
        <table:database-range table:name="CurrentLiabilities" table:target-range-address="'Balance Sheet'.B27:'Balance Sheet'.D33" table:contains-header="false"/>
        <table:database-range table:name="FixedAssets" table:target-range-address="'Balance Sheet'.B14:'Balance Sheet'.D18" table:contains-header="false"/>
        <table:database-range table:name="LongtermLiabilities" table:target-range-address="'Balance Sheet'.B36:'Balance Sheet'.D37" table:contains-header="false"/>
        <table:database-range table:name="OtherAssets" table:target-range-address="'Balance Sheet'.B21:'Balance Sheet'.D22" table:contains-header="false"/>
        <table:database-range table:name="OwnerEquity" table:target-range-address="'Balance Sheet'.B40:'Balance Sheet'.D4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/>
      <number:text> </number:text>
    </number:number-style>
    <number:number-style style:name="N111">
      <number:text>-</number:text>
      <number:number number:decimal-places="0" loext:min-decimal-places="0" number:min-integer-digits="1"/>
      <number:text> </number:text>
      <style:map style:condition="value()&gt;=0" style:apply-style-name="N111P0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0107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7" number:language="nl" number:country="NL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7P0"/>
    </number:number-style>
    <number:number-style style:name="N10108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8" number:language="nl" number:country="NL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8P0"/>
    </number:number-style>
    <number:number-style style:name="N10109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09" number:language="nl" number:country="NL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09P0"/>
    </number:number-style>
    <number:number-style style:name="N10110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0" number:language="nl" number:country="NL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0P0"/>
    </number:number-style>
    <number:date-style style:name="N10111" number:language="nl" number:country="NL">
      <number:day/>
      <number:text>-</number:text>
      <number:month/>
      <number:text>-</number:text>
      <number:year number:style="long"/>
    </number:date-style>
    <number:date-style style:name="N10112" number:language="nl" number:country="NL">
      <number:day/>
      <number:text>-</number:text>
      <number:month number:textual="true"/>
      <number:text>-</number:text>
      <number:year/>
    </number:date-style>
    <number:date-style style:name="N10113" number:language="nl" number:country="NL">
      <number:day/>
      <number:text>-</number:text>
      <number:month number:textual="true"/>
    </number:date-style>
    <number:date-style style:name="N10114" number:language="nl" number:country="NL">
      <number:month number:textual="true"/>
      <number:text>-</number:text>
      <number:year/>
    </number:date-style>
    <number:time-style style:name="N10115" number:language="nl" number:country="NL">
      <number:hours/>
      <number:text>:</number:text>
      <number:minutes number:style="long"/>
      <number:text> </number:text>
      <number:am-pm/>
    </number:time-style>
    <number:time-style style:name="N10116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nl" number:country="NL">
      <number:hours/>
      <number:text>:</number:text>
      <number:minutes number:style="long"/>
    </number:time-style>
    <number:time-style style:name="N10118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19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0" number:language="nl" number:country="NL">
      <number:number number:decimal-places="0" loext:min-decimal-places="0" number:min-integer-digits="1" number:grouping="true"/>
      <number:text>-</number:text>
      <style:map style:condition="value()&gt;=0" style:apply-style-name="N10120P0"/>
    </number:number-style>
    <number:number-style style:name="N10121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1" number:language="nl" number:country="NL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0121P0"/>
    </number:number-style>
    <number:number-style style:name="N10122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2" number:language="nl" number:country="NL">
      <number:number number:decimal-places="2" loext:min-decimal-places="2" number:min-integer-digits="1" number:grouping="true"/>
      <number:text>-</number:text>
      <style:map style:condition="value()&gt;=0" style:apply-style-name="N10122P0"/>
    </number:number-style>
    <number:number-style style:name="N10123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3" number:language="nl" number:country="NL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0123P0"/>
    </number:number-style>
    <number:number-style style:name="N10124P0" style:volatile="true" number:language="nl" number:country="NL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nl" number:country="NL">
      <loext:text>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24P2" style:volatile="true" number:language="nl" number:country="NL">
      <loext:text> </loext:text>
      <loext:fill-character> </loext:fill-character>
      <number:text>- </number:text>
    </number:number-style>
    <number:text-style style:name="N10124" number:language="nl" number:country="N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25P2" style:volatile="true" number:language="nl" number:country="NL">
      <loext:text> € </loext:text>
      <loext:fill-character> </loext:fill-character>
      <number:text>- </number:text>
    </number:number-style>
    <number:text-style style:name="N10125" number:language="nl" number:country="NL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nl" number:country="NL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nl" number:country="NL">
      <loext:text>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26P2" style:volatile="true" number:language="nl" number:country="NL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nl" number:country="NL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1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27P2" style:volatile="true" number:language="nl" number:country="NL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7" number:language="nl" number:country="NL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able-cell-properties style:rotation-align="none" style:vertical-align="middle"/>
      <style:text-properties fo:color="#262626" style:font-name="Calibri" fo:font-family="Calibri" style:font-family-generic="swiss"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eading_20_1" style:display-name="Excel Built-in Heading 1" style:family="table-cell" style:parent-style-name="Default">
      <style:text-properties fo:color="#26262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2" style:display-name="Excel Built-in Heading 2" style:family="table-cell" style:parent-style-name="Default">
      <style:text-properties fo:color="#313f55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3" style:display-name="Excel Built-in Heading 3" style:family="table-cell" style:parent-style-name="Default">
      <style:text-properties fo:color="#26262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Title" style:display-name="Excel Built-in Title" style:family="table-cell" style:parent-style-name="Default">
      <style:text-properties fo:color="#308da2" style:text-outline="false" style:text-line-through-style="none" style:text-line-through-type="none" style:font-name="Calibri" fo:font-family="Calibri" style:font-family-generic="swiss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Headings" style:family="table-cell" style:parent-style-name="Default" style:data-style-name="N0">
      <style:table-cell-properties fo:border-bottom="2.49pt solid #308da2" style:cell-protect="protected" style:print-content="true" style:diagonal-bl-tr="none" style:diagonal-tl-br="none" style:text-align-source="fix" style:repeat-content="false" fo:background-color="transparent" fo:wrap-option="wrap" fo:border-left="0.74pt dotted #a6a6a6" style:direction="ltr" fo:border-right="0.74pt dotted #a6a6a6" style:rotation-angle="0" style:rotation-align="none" style:shrink-to-fit="false" fo:border-top="none" style:vertical-align="middle" loext:vertical-justify="auto"/>
      <style:paragraph-properties fo:text-align="end" css3t:text-justify="auto" fo:margin-left="4.18mm" style:writing-mode="page"/>
      <style:text-properties fo:color="#26262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otals" style:family="table-cell" style:parent-style-name="Default" style:data-style-name="N111">
      <style:table-cell-properties fo:border-bottom="1.76pt solid #74c4d6" fo:background-color="#a2d8e4" style:cell-protect="protected" style:print-content="true" style:diagonal-bl-tr="none" style:diagonal-tl-br="none" fo:border-left="0.74pt dotted #a6a6a6" fo:border-right="0.74pt dotted #a6a6a6" fo:border-top="none"/>
    </style:style>
    <style:style style:name="ConditionalStyle_5f_9" style:display-name="ConditionalStyle_9" style:family="table-cell" style:parent-style-name="Default">
      <style:text-properties fo:color="#a52618"/>
    </style:style>
    <style:style style:name="ConditionalStyle_5f_8" style:display-name="ConditionalStyle_8" style:family="table-cell" style:parent-style-name="Default">
      <style:text-properties fo:color="#a52618"/>
    </style:style>
    <style:style style:name="ConditionalStyle_5f_7" style:display-name="ConditionalStyle_7" style:family="table-cell" style:parent-style-name="Default">
      <style:text-properties fo:color="#1a7e1a"/>
    </style:style>
    <style:style style:name="ConditionalStyle_5f_6" style:display-name="ConditionalStyle_6" style:family="table-cell" style:parent-style-name="Default">
      <style:text-properties fo:color="#a52618"/>
    </style:style>
    <style:style style:name="ConditionalStyle_5f_5" style:display-name="ConditionalStyle_5" style:family="table-cell" style:parent-style-name="Default">
      <style:text-properties fo:color="#a52618"/>
    </style:style>
    <style:style style:name="ConditionalStyle_5f_4" style:display-name="ConditionalStyle_4" style:family="table-cell" style:parent-style-name="Default">
      <style:text-properties fo:color="#1a7e1a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icrosoft Office-gebruiker</dc:creator>
    <meta:creation-date>2013-12-05T14:43:57</meta:creation-date>
    <dc:date>2017-03-07T09:38:48</dc:date>
    <meta:generator>LibreOffice/5.3.0.3$MacOSX_X86_64 LibreOffice_project/7074905676c47b82bbcfbea1aeefc84afe1c50e1</meta:generator>
    <meta:document-statistic meta:table-count="1" meta:cell-count="9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